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orphans="0" fo:widows="0" fo:break-before="auto" fo:break-after="auto" fo:padding="0cm" fo:border="none"/>
    </style:style>
    <style:style style:name="P2" style:family="paragraph" style:parent-style-name="Standard">
      <style:paragraph-properties fo:margin-left="1.27cm" fo:margin-right="0cm" fo:margin-top="0cm" fo:margin-bottom="0.353cm" style:contextual-spacing="false" fo:line-height="115%" fo:orphans="0" fo:widows="0" fo:text-indent="0cm" style:auto-text-indent="false" fo:break-before="auto" fo:break-after="auto" fo:padding="0cm" fo:border="none"/>
    </style:style>
    <style:style style:name="P3" style:family="paragraph" style:parent-style-name="Standard">
      <style:paragraph-properties fo:margin-top="0cm" fo:margin-bottom="0.353cm" style:contextual-spacing="false" fo:line-height="115%" fo:orphans="0" fo:widows="0" fo:break-before="auto" fo:break-after="auto" fo:padding="0cm" fo:border="none"/>
      <style:text-properties fo:font-variant="normal" fo:text-transform="none" fo:font-size="11pt" style:font-size-asian="11pt" style:font-size-complex="11pt"/>
    </style:style>
    <style:style style:name="P4" style:family="paragraph" style:parent-style-name="Standard" style:master-page-name="Standard">
      <style:paragraph-properties fo:margin-top="0cm" fo:margin-bottom="0.353cm" style:contextual-spacing="false" fo:line-height="115%" fo:orphans="0" fo:widows="0" style:page-number="1" fo:break-before="auto" fo:break-after="auto" fo:padding="0cm" fo:border="none"/>
    </style:style>
    <style:style style:name="P5" style:family="paragraph" style:parent-style-name="Standard">
      <style:paragraph-properties fo:margin-top="0cm" fo:margin-bottom="0.353cm" style:contextual-spacing="false" fo:line-height="115%" fo:orphans="0" fo:widows="0" fo:padding="0cm" fo:border="none"/>
    </style:style>
    <style:style style:name="P6" style:family="paragraph" style:parent-style-name="Standard">
      <style:paragraph-properties fo:margin-top="0cm" fo:margin-bottom="0.353cm" style:contextual-spacing="false" fo:line-height="115%" fo:orphans="0" fo:widows="0" fo:break-before="auto" fo:break-after="auto" fo:padding="0cm" fo:border="none"/>
    </style:style>
    <style:style style:name="P7" style:family="paragraph" style:parent-style-name="Standard">
      <style:paragraph-properties fo:margin-top="0cm" fo:margin-bottom="0.353cm" style:contextual-spacing="false" fo:line-height="115%" fo:orphans="0" fo:widows="0" fo:break-before="auto" fo:break-after="auto" fo:padding="0cm" fo:border="none"/>
      <style:text-properties fo:font-variant="normal" fo:text-transform="none" fo:font-size="11pt" style:font-size-asian="11pt" style:font-size-complex="11pt"/>
    </style:style>
    <style:style style:name="T1" style:family="text">
      <style:text-properties fo:font-variant="normal" fo:text-transform="none" fo:font-size="11pt" style:font-size-asian="11pt" style:font-size-complex="11pt"/>
    </style:style>
    <style:style style:name="T2" style:family="text">
      <style:text-properties fo:font-variant="normal" fo:text-transform="none" fo:font-size="11pt" fo:font-weight="bold" style:font-size-asian="11pt" style:font-weight-asian="bol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AGENCIA(#zona, direccion, fac, num) </text:span><text:span text:style-name="T2">siendo </text:span></text:p>
      <text:p text:style-name="P1"><text:span text:style-name="T2"><text:tab/></text:span><text:span text:style-name="T1">zona </text:span><text:span text:style-name="T2">es cadena no nulo</text:span></text:p>
      <text:p text:style-name="P1"><text:span text:style-name="T2"><text:tab/></text:span><text:span text:style-name="T1">direccion </text:span><text:span text:style-name="T2">es cadena</text:span></text:p>
      <text:p text:style-name="P1"><text:span text:style-name="T2"><text:tab/></text:span><text:span text:style-name="T1">fac </text:span><text:span text:style-name="T2">es entero</text:span></text:p>
      <text:p text:style-name="P1"><text:span text:style-name="T2"><text:tab/></text:span><text:span text:style-name="T1">num </text:span><text:span text:style-name="T2">es entero</text:span></text:p>
      <text:p text:style-name="P1"><text:span text:style-name="T2"><text:tab/>PK</text:span><text:span text:style-name="T1"> (zona)</text:span></text:p>
      <text:p text:style-name="P1"><text:span text:style-name="T1"><text:tab/></text:span><text:span text:style-name="T2">FK</text:span><text:span text:style-name="T1">(num/TELEFONO(num))</text:span></text:p>
      <text:p text:style-name="P1"><text:span text:style-name="T1">TELEFONO(#num) </text:span><text:span text:style-name="T2">siendo</text:span></text:p>
      <text:p text:style-name="P1"><text:span text:style-name="T2"><text:tab/></text:span><text:span text:style-name="T1">num </text:span><text:span text:style-name="T2">es entero no nulo</text:span></text:p>
      <text:p text:style-name="P1"><text:span text:style-name="T2"><text:tab/>PK</text:span><text:span text:style-name="T1">(num)</text:span></text:p>
      <text:p text:style-name="P1"><text:span text:style-name="T1">INMUEBLE(codigo, propietario, direccion, superficie_m2, zona, precio, fianza) </text:span><text:span text:style-name="T2">siendo </text:span></text:p>
      <text:p text:style-name="P1"><text:span text:style-name="T2"><text:tab/></text:span><text:span text:style-name="T1">codigo </text:span><text:span text:style-name="T2">es entero no nulo</text:span></text:p>
      <text:p text:style-name="P1"><text:span text:style-name="T2"><text:tab/></text:span><text:span text:style-name="T1">propietario </text:span><text:span text:style-name="T2">es cadena no nulo</text:span></text:p>
      <text:p text:style-name="P1"><text:span text:style-name="T2"><text:tab/></text:span><text:span text:style-name="T1">direccion </text:span><text:span text:style-name="T2">es cadena</text:span></text:p>
      <text:p text:style-name="P1"><text:span text:style-name="T2"><text:tab/></text:span><text:span text:style-name="T1">superficie_m2 </text:span><text:span text:style-name="T2">es entero</text:span></text:p>
      <text:p text:style-name="P1"><text:span text:style-name="T2"><text:tab/></text:span><text:span text:style-name="T1">zona </text:span><text:span text:style-name="T2">es cadena</text:span></text:p>
      <text:p text:style-name="P1"><text:span text:style-name="T2"><text:tab/></text:span><text:span text:style-name="T1">precio </text:span><text:span text:style-name="T2">es entero</text:span></text:p>
      <text:p text:style-name="P1"><text:span text:style-name="T2"><text:tab/></text:span><text:span text:style-name="T1">fianza </text:span><text:span text:style-name="T2">es entero</text:span></text:p>
      <text:p text:style-name="P1"><text:span text:style-name="T2"><text:tab/>PK</text:span><text:span text:style-name="T1">(codigo)</text:span></text:p>
      <text:p text:style-name="P1"><text:span text:style-name="T1"><text:tab/></text:span><text:span text:style-name="T2">FK</text:span><text:span text:style-name="T1">(zona/AGENCIA(zona))</text:span></text:p>
      <text:p text:style-name="P1"><text:span text:style-name="T1"><text:tab/></text:span><text:span text:style-name="T2">FK</text:span><text:span text:style-name="T1">(precio/VENDE(precio))</text:span></text:p>
      <text:p text:style-name="P1"><text:span text:style-name="T1"><text:tab/></text:span><text:span text:style-name="T2">FK</text:span><text:span text:style-name="T1">(fianza/ALQUILA(fianza))</text:span></text:p>
      <text:p text:style-name="P1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>EMPLEADO(cod_empleado, nombre, tlf, fecha_nacimiento, zona) </text:span><text:span text:style-name="T2">siendo</text:span></text:p>
      <text:p text:style-name="P1"><text:span text:style-name="T2"><text:tab/></text:span><text:span text:style-name="T1">cod_empleado</text:span><text:span text:style-name="T2"> es entero no nulo</text:span></text:p>
      <text:p text:style-name="P1"><text:span text:style-name="T2"><text:tab/></text:span><text:span text:style-name="T1">nombre </text:span><text:span text:style-name="T2">es cadena</text:span></text:p>
      <text:p text:style-name="P1"><text:span text:style-name="T2"><text:tab/></text:span><text:span text:style-name="T1">tlf </text:span><text:span text:style-name="T2">es entero</text:span></text:p>
      <text:p text:style-name="P1"><text:span text:style-name="T2"><text:tab/></text:span><text:span text:style-name="T1">fecha_nacimiento</text:span><text:span text:style-name="T2"> es fecha</text:span></text:p>
      <text:p text:style-name="P1"><text:span text:style-name="T2"><text:tab/></text:span><text:span text:style-name="T1">zona </text:span><text:span text:style-name="T2">es cadena</text:span></text:p>
      <text:p text:style-name="P2"><text:span text:style-name="T2">PK</text:span><text:span text:style-name="T1"> (cod_empleado)</text:span></text:p>
      <text:p text:style-name="P2"><text:span text:style-name="T2">FK</text:span><text:span text:style-name="T1"> (zona/AGENCIA((zona))</text:span></text:p>
      <text:p text:style-name="P1"><text:span text:style-name="T1">VENDEDOR(porcentaje, zona) </text:span><text:span text:style-name="T2">siendo</text:span></text:p>
      <text:p text:style-name="P1"><text:span text:style-name="T2"><text:tab/></text:span><text:span text:style-name="T1">porcentaje </text:span><text:span text:style-name="T2">es entero no nulo</text:span></text:p>
      <text:p text:style-name="P1"><text:span text:style-name="T2"><text:tab/></text:span><text:span text:style-name="T1">zona</text:span><text:span text:style-name="T2"> es cadena,</text:span></text:p>
      <text:p text:style-name="P2"><text:span text:style-name="T2">PK</text:span><text:span text:style-name="T1"> (cod_empleado)</text:span></text:p>
      <text:p text:style-name="P2"><text:span text:style-name="T2">FK</text:span><text:span text:style-name="T1"> (zona/AGENCIA((zona))</text:span></text:p>
      <text:p text:style-name="P1"><text:span text:style-name="T1">TITULAR(titulacion, zona) </text:span><text:span text:style-name="T2">siendo</text:span></text:p>
      <text:p text:style-name="P1"><text:span text:style-name="T2"><text:tab/></text:span><text:span text:style-name="T1">titulacion </text:span><text:span text:style-name="T2">es cadena no nulo</text:span></text:p>
      <text:p text:style-name="P1"><text:span text:style-name="T1"><text:tab/>zona </text:span><text:span text:style-name="T2">es cadena,</text:span></text:p>
      <text:p text:style-name="P2"><text:span text:style-name="T2">PK</text:span><text:span text:style-name="T1"> (titulacion)</text:span></text:p>
      <text:p text:style-name="P2"><text:span text:style-name="T2">FK</text:span><text:span text:style-name="T1"> (zona/AGENCIA((zona))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 text:c="2"/></text:p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106cm" style:contextual-spacing="false" fo:line-height="100%" fo:break-before="auto" fo:break-after="auto" fo:padding="0cm" fo:border="none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106cm" style:contextual-spacing="false" fo:line-height="100%" fo:break-before="auto" fo:break-after="auto" fo:padding="0cm" fo:border="none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106cm" style:contextual-spacing="false" fo:line-height="100%" fo:break-before="auto" fo:break-after="auto" fo:padding="0cm" fo:border="none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106cm" style:contextual-spacing="false" fo:line-height="100%" fo:break-before="auto" fo:break-after="auto" fo:padding="0cm" fo:border="none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06cm" style:contextual-spacing="false" fo:line-height="100%" fo:break-before="auto" fo:break-after="auto" fo:padding="0cm" fo:border="none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06cm" style:contextual-spacing="false" fo:line-height="100%" fo:break-before="auto" fo:break-after="auto" fo:padding="0cm" fo:border="none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106cm" style:contextual-spacing="false" fo:line-height="100%" fo:text-align="center" style:justify-single-word="false" fo:break-before="auto" fo:break-after="auto" fo:padding="0cm" fo:border="non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break-before="auto" fo:break-after="auto" fo:padding="0cm" fo:border="non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1-11-24T21:28:29.650000000</dc:date>
    <meta:editing-duration>PT51S</meta:editing-duration>
    <meta:editing-cycles>1</meta:editing-cycles>
    <meta:document-statistic meta:table-count="0" meta:image-count="0" meta:object-count="0" meta:page-count="3" meta:paragraph-count="41" meta:word-count="124" meta:character-count="963" meta:non-whitespace-character-count="847"/>
  </office:meta>
</office:document-meta>
</file>